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1.7465in"/>
    </style:style>
    <style:style style:name="co4" style:family="table-column">
      <style:table-column-properties fo:break-before="auto" style:column-width="10.022in"/>
    </style:style>
    <style:style style:name="co6" style:family="table-column">
      <style:table-column-properties fo:break-before="auto" style:column-width="3.1453in"/>
    </style:style>
    <style:style style:name="co7" style:family="table-column">
      <style:table-column-properties fo:break-before="auto" style:column-width="3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ag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Case5_1.vcf</text:p>
          </table:table-cell>
          <table:table-cell office:value-type="string">
            <text:p>none</text:p>
          </table:table-cell>
          <table:table-cell office:value-type="string">
            <text:p>To see what happen if adding variant with no tag to the database without data at the same chrom/position</text:p>
          </table:table-cell>
          <table:table-cell table:number-columns-repeated="2"/>
        </table:table-row>
        <table:table-row table:style-name="ro1">
          <table:table-cell office:value-type="string">
            <text:p>Case5_2.vcf</text:p>
          </table:table-cell>
          <table:table-cell office:value-type="string">
            <text:p>colon_cancer,lung_cancer</text:p>
          </table:table-cell>
          <table:table-cell office:value-type="string">
            <text:p>To see what happen if adding variant with 2 tags to the database without variants which have the same tags at the same chrom/position</text:p>
          </table:table-cell>
          <table:table-cell table:number-columns-repeated="2"/>
        </table:table-row>
        <table:table-row table:style-name="ro1">
          <table:table-cell office:value-type="string">
            <text:p>Case5_3.vcf</text:p>
          </table:table-cell>
          <table:table-cell office:value-type="string">
            <text:p>colon_cancer,lung_cancer</text:p>
          </table:table-cell>
          <table:table-cell office:value-type="string">
            <text:p>To see what happen if adding variant with 2 tags to the database with variants which have the same tags at the same chrom/position</text:p>
          </table:table-cell>
          <table:table-cell table:number-columns-repeated="2"/>
        </table:table-row>
        <table:table-row table:style-name="ro1">
          <table:table-cell office:value-type="string">
            <text:p>Case5_4.vcf</text:p>
          </table:table-cell>
          <table:table-cell office:value-type="string">
            <text:p>lung_cancer</text:p>
          </table:table-cell>
          <table:table-cell office:value-type="string">
            <text:p>To see what happen if adding variant with 1 tags to the database with variants which have partially the same tags but not the same at the same chrom/position</text:p>
          </table:table-cell>
          <table:table-cell table:number-columns-repeated="2"/>
        </table:table-row>
        <table:table-row table:style-name="ro1">
          <table:table-cell office:value-type="string">
            <text:p>Case5_5.vcf</text:p>
          </table:table-cell>
          <table:table-cell office:value-type="string">
            <text:p>lung_cancer</text:p>
          </table:table-cell>
          <table:table-cell office:value-type="string">
            <text:p>To see what happen if adding variant with 1 tag to the database with variants which have the same tag at the same chrom/position</text:p>
          </table:table-cell>
          <table:table-cell table:number-columns-repeated="2"/>
        </table:table-row>
        <table:table-row table:style-name="ro1">
          <table:table-cell office:value-type="string">
            <text:p>Case5_6.vcf</text:p>
          </table:table-cell>
          <table:table-cell office:value-type="string">
            <text:p>prostate_cancer</text:p>
          </table:table-cell>
          <table:table-cell office:value-type="string">
            <text:p>To see what happen if adding variant with 1 tag to all above possible case</text:p>
          </table:table-cell>
          <table:table-cell table:number-columns-repeated="2"/>
        </table:table-row>
        <table:table-row table:style-name="ro1">
          <table:table-cell office:value-type="string">
            <text:p>Case5_7.vcf</text:p>
          </table:table-cell>
          <table:table-cell office:value-type="string">
            <text:p>prostate_cancer</text:p>
          </table:table-cell>
          <table:table-cell office:value-type="string">
            <text:p>To see what happen if adding variant with 1 tag to the cases in 6</text:p>
          </table:table-cell>
          <table:table-cell table:number-columns-repeated="2"/>
        </table:table-row>
        <table:table-row table:style-name="ro1">
          <table:table-cell office:value-type="string">
            <text:p>Case5_8.vcf</text:p>
          </table:table-cell>
          <table:table-cell office:value-type="string">
            <text:p>none</text:p>
          </table:table-cell>
          <table:table-cell office:value-type="string">
            <text:p>To see what happen if adding variant with no tag to the database with data at the same chrom/position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10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ang </meta:initial-creator>
    <meta:creation-date>2012-01-24T09:52:32</meta:creation-date>
    <meta:generator>LibreOffice/3.4$Linux LibreOffice_project/340m1$Build-302</meta:generator>
    <dc:date>2012-02-13T10:56:25</dc:date>
    <dc:creator>jessada </dc:creator>
    <meta:editing-duration>PT2H48M34S</meta:editing-duration>
    <meta:editing-cycles>8</meta:editing-cycles>
    <meta:document-statistic meta:table-count="3" meta:cell-count="27" meta:object-count="0"/>
  </office:meta>
</office:document-meta>
</file>